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6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3cm" svg:height="1.1cm" svg:x="2.4cm" svg:y="3cm">
          <text:p/>
        </draw:ellipse>
        <draw:line draw:style-name="gr2" draw:text-style-name="P1" draw:layer="layout" svg:x1="3.1cm" svg:y1="4cm" svg:x2="3.2cm" svg:y2="5.8cm">
          <text:p/>
        </draw:line>
        <draw:line draw:style-name="gr2" draw:text-style-name="P1" draw:layer="layout" svg:x1="3.2cm" svg:y1="4.9cm" svg:x2="4.4cm" svg:y2="5.8cm">
          <text:p/>
        </draw:line>
        <draw:line draw:style-name="gr2" draw:text-style-name="P1" draw:layer="layout" svg:x1="3.2cm" svg:y1="5.1cm" svg:x2="2.3cm" svg:y2="5.6cm">
          <text:p/>
        </draw:line>
        <draw:line draw:style-name="gr2" draw:text-style-name="P1" draw:layer="layout" svg:x1="3.2cm" svg:y1="5.8cm" svg:x2="4cm" svg:y2="7.1cm">
          <text:p/>
        </draw:line>
        <draw:line draw:style-name="gr2" draw:text-style-name="P1" draw:layer="layout" svg:x1="3.2cm" svg:y1="5.8cm" svg:x2="2.6cm" svg:y2="6.9cm">
          <text:p/>
        </draw:line>
        <draw:rect draw:style-name="gr1" draw:text-style-name="P1" draw:layer="layout" svg:width="3.7cm" svg:height="3.3cm" svg:x="9.4cm" svg:y="3cm">
          <text:p/>
        </draw:rect>
        <draw:custom-shape draw:style-name="gr3" draw:text-style-name="P1" draw:layer="layout" svg:width="5cm" svg:height="1.3cm" svg:x="4.3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702cm" svg:height="1.204cm" svg:x="3.9cm" svg:y="4.2cm">
          <draw:text-box>
            <text:p/>
          </draw:text-box>
        </draw:frame>
        <draw:frame draw:style-name="gr5" draw:layer="layout" svg:width="6.17cm" svg:height="1.675cm" svg:x="4.5cm" svg:y="4.4cm">
          <draw:text-box>
            <text:p>Entrée des données</text:p>
            <text:p/>
          </draw:text-box>
        </draw:frame>
        <draw:custom-shape draw:style-name="gr3" draw:text-style-name="P1" draw:layer="layout" svg:width="1.6cm" svg:height="4.3cm" svg:x="11.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6" draw:text-style-name="P1" draw:layer="layout" svg:width="4.1cm" svg:height="4.3cm" svg:x="11.8cm" svg:y="11cm">
          <text:p text:style-name="P1">Traitement</text:p>
          <text:p text:style-name="P1">Des</text:p>
          <text:p text:style-name="P1">données</text:p>
        </draw:ellipse>
        <draw:custom-shape draw:style-name="gr3" draw:text-style-name="P1" draw:layer="layout" svg:width="1.4cm" svg:height="4.1cm" svg:x="14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4.9cm" svg:height="4.9cm" svg:x="12.2cm" svg:y="20.7cm">
          <text:p/>
        </draw:circle>
        <draw:frame draw:style-name="gr7" draw:layer="layout" svg:width="4.02cm" svg:height="3.612cm" svg:x="12.8cm" svg:y="21.7cm">
          <draw:text-box>
            <text:p>Création</text:p>
            <text:p>du réseau</text:p>
            <text:p>de neurones</text:p>
          </draw:text-box>
        </draw:frame>
        <draw:custom-shape draw:style-name="gr3" draw:text-style-name="P1" draw:layer="layout" svg:width="3.1cm" svg:height="1.6cm" svg:x="9.1cm" svg:y="23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5.5cm" svg:height="4cm" svg:x="3.8cm" svg:y="22.7cm">
          <text:p/>
        </draw:ellipse>
        <draw:frame draw:style-name="gr5" draw:layer="layout" svg:width="4.13cm" svg:height="2.387cm" svg:x="4.9cm" svg:y="23.325cm">
          <draw:text-box>
            <text:p>Application</text:p>
            <text:p>de l'algo</text:p>
            <text:p>des k-means</text:p>
          </draw:text-box>
        </draw:frame>
        <draw:custom-shape draw:style-name="gr3" draw:text-style-name="P1" draw:layer="layout" svg:width="1.8cm" svg:height="3.8cm" svg:x="6.6cm" svg:y="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6" draw:text-style-name="P1" draw:layer="layout" svg:width="6.1cm" svg:height="2.9cm" svg:x="4.2cm" svg:y="16.3cm">
          <text:p text:style-name="P1">Envoi des résultats</text:p>
        </draw:ellipse>
        <draw:custom-shape draw:style-name="gr3" draw:text-style-name="P1" draw:layer="layout" svg:width="3.7cm" svg:height="8.7cm" svg:x="2.8cm" svg:y="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4.202cm" svg:height="1.675cm" svg:x="3.1cm" svg:y="9cm">
          <draw:text-box>
            <text:p>Analyse</text:p>
            <text:p>Des résulta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6-01-17T15:04:12.93</meta:creation-date>
    <dc:date>2016-01-17T16:09:22.05</dc:date>
    <dc:creator>Alexis Zurawska</dc:creator>
    <meta:editing-duration>PT3M57S</meta:editing-duration>
    <meta:editing-cycles>1</meta:editing-cycles>
    <meta:document-statistic meta:object-count="22"/>
    <meta:generator>OpenOffice/4.1.1$Win32 OpenOffice.org_project/411m6$Build-9775</meta:generator>
  </office:meta>
</office:document-meta>
</file>